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56">
            <text:p>56</text:p>
          </table:table-cell>
          <table:table-cell table:formula="oooc:=[.K2]/[.K10]" office:value-type="percentage" office:value="0.380952380952381">
            <text:p>38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90">
            <text:p>90</text:p>
          </table:table-cell>
          <table:table-cell table:formula="oooc:=[.K3]/[.K10]" office:value-type="percentage" office:value="0.612244897959184">
            <text:p>61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7];1)" office:value-type="float" office:value="18">
            <text:p>18</text:p>
          </table:table-cell>
          <table:table-cell table:formula="oooc:=[.K5]/[.K10]" office:value-type="percentage" office:value="0.122448979591837">
            <text:p>12,2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5">
            <text:p>15</text:p>
          </table:table-cell>
          <table:table-cell table:style-name="ce15" table:formula="oooc:=[.K6]/[.K10]" office:value-type="percentage" office:value="0.102040816326531">
            <text:p>10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7];3)" office:value-type="float" office:value="57">
            <text:p>57</text:p>
          </table:table-cell>
          <table:table-cell table:style-name="ce15" table:formula="oooc:=([.K7]/[.K10])" office:value-type="percentage" office:value="0.387755102040816">
            <text:p>38,8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7">27/01/2007</text:date>, <text:time>18.14.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27T18:14:04</dc:date>
    <dc:language>it-IT</dc:language>
    <meta:editing-cycles>75</meta:editing-cycles>
    <meta:editing-duration>P2DT6H57M11S</meta:editing-duration>
    <meta:user-defined meta:name="Info 1"/>
    <meta:user-defined meta:name="Info 2"/>
    <meta:user-defined meta:name="Info 3"/>
    <meta:user-defined meta:name="Info 4"/>
    <meta:document-statistic meta:table-count="3" meta:cell-count="764"/>
  </office:meta>
</office:document-meta>
</file>